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00000046BFD5C1FA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Bahnschrift" svg:font-family="Bahnschrift" style:font-family-generic="swiss" style:font-pitch="variable"/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MiSans Medium" svg:font-family="'MiSans Mediu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宋体 CN" svg:font-family="'思源宋体 CN'" style:font-family-generic="roman" style:font-pitch="variable"/>
    <style:font-face style:name="思源宋体 CN Heavy" svg:font-family="'思源宋体 CN Heavy'" style:font-adornments="Heavy" style:font-family-generic="roman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62cm, 0cm, 1.591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0000" draw:opacity="60%" draw:textarea-horizontal-align="center" draw:textarea-vertical-align="middle" draw:auto-grow-height="true" draw:auto-grow-width="false" fo:min-height="1.5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14.038cm" fo:min-width="7.2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58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fo:min-height="10.05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fo:min-height="1.5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in-height="1.57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0000" draw:opacity="60%" draw:textarea-horizontal-align="center" draw:textarea-vertical-align="middle" draw:auto-grow-height="true" draw:auto-grow-width="false" fo:min-height="1.52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Sans Heavy" fo:font-weight="bold" style:font-weight-asian="bold" style:font-weight-complex="bold"/>
    </style:style>
    <style:style style:name="P3" style:family="paragraph">
      <loext:graphic-properties draw:fill="solid" draw:fill-color="#ff0000" draw:opacity="60%"/>
      <style:paragraph-properties fo:text-align="center"/>
      <style:text-properties fo:color="#ffffff" loext:opacity="100%" style:font-name="MiSans Heavy" fo:font-size="15pt" fo:font-style="normal" fo:text-shadow="1pt 1pt" fo:font-weight="bold" style:font-name-asian="MiSans" style:font-size-asian="15pt" style:font-style-asian="normal" style:font-weight-asian="bold" style:font-size-complex="15pt" style:font-style-complex="normal" style:font-weight-complex="bold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思源宋体 CN" fo:font-size="13pt" fo:text-shadow="1pt 1pt" style:font-name-asian="思源宋体 CN" style:font-size-asian="13pt" style:font-size-complex="13pt"/>
    </style:style>
    <style:style style:name="P7" style:family="paragraph">
      <style:paragraph-properties fo:line-height="3.3cm" fo:text-align="center"/>
      <style:text-properties fo:color="#ffffff" loext:opacity="100%"/>
    </style:style>
    <style:style style:name="P8" style:family="paragraph">
      <loext:graphic-properties draw:fill="none"/>
      <style:paragraph-properties fo:line-height="3.3cm" fo:text-align="center"/>
      <style:text-properties fo:color="#ffffff" loext:opacity="100%" style:font-name="思源宋体 CN Heavy" fo:font-size="32pt" fo:letter-spacing="normal" fo:text-shadow="1pt 1pt" fo:font-weight="bold" style:font-name-asian="思源宋体 CN Heavy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color="#ffffff" loext:opacity="100%" fo:font-size="12pt" style:font-size-asian="12pt" style:font-size-complex="12pt"/>
    </style:style>
    <style:style style:name="P10" style:family="paragraph">
      <style:paragraph-properties fo:margin-top="0.42cm" fo:margin-bottom="0.35cm" fo:text-align="center"/>
      <style:text-properties fo:color="#ffffff" loext:opacity="100%" fo:font-size="10pt" style:font-size-asian="10pt" style:font-size-complex="10pt"/>
    </style:style>
    <style:style style:name="P11" style:family="paragraph">
      <loext:graphic-properties draw:fill="solid" draw:fill-color="#3465a4"/>
      <style:paragraph-properties fo:margin-top="0.42cm" fo:margin-bottom="0.35cm" fo:text-align="center"/>
      <style:text-properties fo:color="#ffffff" loext:opacity="100%" style:font-name="思源宋体 CN Heavy" fo:font-size="10pt" fo:text-shadow="1pt 1pt" style:font-name-asian="思源宋体 CN Heavy" style:font-size-asian="10pt" style:font-size-complex="10pt"/>
    </style:style>
    <style:style style:name="T1" style:family="text">
      <style:text-properties fo:color="#ffffff" loext:opacity="100%" fo:font-size="32pt" fo:font-style="normal" fo:text-shadow="1pt 1pt" fo:font-weight="bold" style:font-name-asian="MiSans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思源宋体 CN" fo:font-size="26pt" fo:text-shadow="1pt 1pt" style:font-name-asian="思源宋体 CN" style:font-size-asian="26pt" style:font-size-complex="26pt"/>
    </style:style>
    <style:style style:name="T3" style:family="text">
      <style:text-properties fo:color="#ffffff" loext:opacity="100%" style:font-name="思源宋体 CN Heavy" fo:font-size="72pt" fo:letter-spacing="normal" fo:text-shadow="1pt 1pt" fo:font-weight="bold" style:font-name-asian="思源宋体 CN Heavy" style:font-size-asian="72pt" style:font-size-complex="72pt"/>
    </style:style>
    <style:style style:name="T4" style:family="text">
      <style:text-properties style:font-name="Iosevka Medium" fo:font-size="15pt" style:font-size-asian="15pt" style:font-size-complex="15pt"/>
    </style:style>
    <style:style style:name="T5" style:family="text">
      <style:text-properties style:font-name="思源宋体 CN Heavy" fo:font-size="26pt" fo:text-shadow="1pt 1pt" style:font-name-asian="思源宋体 CN Heavy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cm" svg:height="14.287cm" svg:x="7.75cm" svg:y="0cm">
          <draw:image xlink:href="Pictures/10000001000003B00000046BFD5C1FA9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1.75cm" svg:x="17.5cm" svg:y="11.75cm">
          <draw:text-box>
            <text:p text:style-name="P2"><text:span text:style-name="T1">包含汉化手册</text:span></text:p>
          </draw:text-box>
        </draw:frame>
        <draw:custom-shape draw:style-name="gr3" draw:text-style-name="P4" draw:layer="layout" svg:width="7.75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5cm" svg:height="1.839cm" svg:x="0.1cm" svg:y="0.1cm">
          <draw:text-box>
            <text:p text:style-name="P5"><text:span text:style-name="T2">部分三方</text:span><text:span text:style-name="T2">DLC</text:span></text:p>
          </draw:text-box>
        </draw:frame>
        <draw:frame draw:style-name="gr5" draw:text-style-name="P8" draw:layer="layout" svg:width="6.892cm" svg:height="10.301cm" svg:x="0.358cm" svg:y="2.199cm">
          <draw:text-box>
            <text:p text:style-name="P7"><text:span text:style-name="T3">简体</text:span></text:p>
            <text:p text:style-name="P7"><text:span text:style-name="T3">中文</text:span></text:p>
            <text:p text:style-name="P7"><text:span text:style-name="T3">汉化</text:span></text:p>
          </draw:text-box>
        </draw:frame>
        <draw:frame draw:style-name="gr6" draw:text-style-name="P9" draw:layer="layout" svg:width="7.5cm" svg:height="1.843cm" svg:x="0cm" svg:y="12.403cm">
          <draw:text-box>
            <text:p text:style-name="P5"><text:span text:style-name="T4">Simplified Chinese Localisation</text:span></text:p>
          </draw:text-box>
        </draw:frame>
        <draw:frame draw:style-name="gr7" draw:text-style-name="P11" draw:layer="layout" svg:width="10.5cm" svg:height="1.829cm" svg:x="8.5cm" svg:y="0.421cm">
          <draw:text-box>
            <text:p text:style-name="P10"><text:span text:style-name="T5">利贝雷茨—斯塔拉帕卡 </text:span></text:p>
          </draw:text-box>
        </draw:frame>
        <draw:frame draw:style-name="gr8" draw:text-style-name="P3" draw:layer="layout" svg:width="5.25cm" svg:height="1.775cm" svg:x="11.75cm" svg:y="11.725cm">
          <draw:text-box>
            <text:p text:style-name="P2"><text:span text:style-name="T1">NEW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Bahnschrift" svg:font-family="Bahnschrift" style:font-family-generic="swiss" style:font-pitch="variable"/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Sans" svg:font-family="MiSans" style:font-family-generic="swiss" style:font-pitch="variable"/>
    <style:font-face style:name="MiSans Heavy" svg:font-family="'MiSans Heavy'" style:font-family-generic="swiss" style:font-pitch="variable"/>
    <style:font-face style:name="MiSans Medium" svg:font-family="'MiSans Mediu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宋体 CN" svg:font-family="'思源宋体 CN'" style:font-family-generic="roman" style:font-pitch="variable"/>
    <style:font-face style:name="思源宋体 CN Heavy" svg:font-family="'思源宋体 CN Heavy'" style:font-adornments="Heavy" style:font-family-generic="roman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6-03-10T21:09:16.434352300</dc:date>
    <meta:editing-duration>PT2H23M1S</meta:editing-duration>
    <meta:editing-cycles>12</meta:editing-cycles>
    <meta:generator>LibreOffice/25.8.4.2$Windows_X86_64 LibreOffice_project/290daaa01b999472f0c7a3890eb6a550fd74c6df</meta:generator>
    <meta:document-statistic meta:object-count="8"/>
  </office:meta>
</office:document-meta>
</file>